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jan1_jan1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8.0808" calcext:value-type="float">
            <text:p>538.0808</text:p>
          </table:table-cell>
          <table:table-cell office:value-type="float" office:value="285.1209" calcext:value-type="float">
            <text:p>285.1209</text:p>
          </table:table-cell>
          <table:table-cell office:value-type="float" office:value="44508.8151358581" calcext:value-type="float">
            <text:p>44508.8151358581</text:p>
          </table:table-cell>
          <table:table-cell office:value-type="float" office:value="156.396275440145" calcext:value-type="float">
            <text:p>156.40</text:p>
          </table:table-cell>
          <table:table-cell office:value-type="float" office:value="5483381796148314" calcext:value-type="float">
            <text:p>5.483E+15</text:p>
          </table:table-cell>
          <table:table-cell office:value-type="float" office:value="210.971123938462" calcext:value-type="float">
            <text:p>210.97</text:p>
          </table:table-cell>
          <table:table-cell office:value-type="float" office:value="0.476395654863932" calcext:value-type="float">
            <text:p>0.4763956548639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5.14949" calcext:value-type="float">
            <text:p>215.14949</text:p>
          </table:table-cell>
          <table:table-cell office:value-type="float" office:value="267.1936" calcext:value-type="float">
            <text:p>267.1936</text:p>
          </table:table-cell>
          <table:table-cell office:value-type="float" office:value="75117.662394343" calcext:value-type="float">
            <text:p>75117.662394343</text:p>
          </table:table-cell>
          <table:table-cell office:value-type="float" office:value="189.405550142531" calcext:value-type="float">
            <text:p>189.41</text:p>
          </table:table-cell>
          <table:table-cell office:value-type="float" office:value="1.92534549707094E+017" calcext:value-type="float">
            <text:p>1.925E+17</text:p>
          </table:table-cell>
          <table:table-cell office:value-type="float" office:value="274.076015722542" calcext:value-type="float">
            <text:p>274.08</text:p>
          </table:table-cell>
          <table:table-cell office:value-type="float" office:value="0.000262487795263944" calcext:value-type="float">
            <text:p>0.00026248779526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73.431" calcext:value-type="float">
            <text:p>773.431</text:p>
          </table:table-cell>
          <table:table-cell office:value-type="float" office:value="379.25873" calcext:value-type="float">
            <text:p>379.25873</text:p>
          </table:table-cell>
          <table:table-cell office:value-type="float" office:value="85835.5681859613" calcext:value-type="float">
            <text:p>85835.5681859613</text:p>
          </table:table-cell>
          <table:table-cell office:value-type="float" office:value="227.784035466373" calcext:value-type="float">
            <text:p>227.78</text:p>
          </table:table-cell>
          <table:table-cell office:value-type="float" office:value="6.67984932323246E+016" calcext:value-type="float">
            <text:p>6.680E+16</text:p>
          </table:table-cell>
          <table:table-cell office:value-type="float" office:value="292.977077919009" calcext:value-type="float">
            <text:p>292.98</text:p>
          </table:table-cell>
          <table:table-cell office:value-type="float" office:value="0.403264318544177" calcext:value-type="float">
            <text:p>0.4032643185441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54.8826" calcext:value-type="float">
            <text:p>654.8826</text:p>
          </table:table-cell>
          <table:table-cell office:value-type="float" office:value="351.61862" calcext:value-type="float">
            <text:p>351.61862</text:p>
          </table:table-cell>
          <table:table-cell office:value-type="float" office:value="39091.5184531276" calcext:value-type="float">
            <text:p>39091.5184531276</text:p>
          </table:table-cell>
          <table:table-cell office:value-type="float" office:value="143.478137898501" calcext:value-type="float">
            <text:p>143.48</text:p>
          </table:table-cell>
          <table:table-cell office:value-type="float" office:value="2.69084055151398E+015" calcext:value-type="float">
            <text:p>2.691E+15</text:p>
          </table:table-cell>
          <table:table-cell office:value-type="float" office:value="197.715751656583" calcext:value-type="float">
            <text:p>197.72</text:p>
          </table:table-cell>
          <table:table-cell office:value-type="float" office:value="0.696768490134141" calcext:value-type="float">
            <text:p>0.6967684901341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1.79648" calcext:value-type="float">
            <text:p>231.79648</text:p>
          </table:table-cell>
          <table:table-cell office:value-type="float" office:value="154.87016" calcext:value-type="float">
            <text:p>154.87016</text:p>
          </table:table-cell>
          <table:table-cell office:value-type="float" office:value="9160.2515110889" calcext:value-type="float">
            <text:p>9160.2515110889</text:p>
          </table:table-cell>
          <table:table-cell office:value-type="float" office:value="71.049118368199" calcext:value-type="float">
            <text:p>71.05</text:p>
          </table:table-cell>
          <table:table-cell office:value-type="float" office:value="2.52909494979338E+016" calcext:value-type="float">
            <text:p>2.529E+16</text:p>
          </table:table-cell>
          <table:table-cell office:value-type="float" office:value="95.7092028547354" calcext:value-type="float">
            <text:p>95.71</text:p>
          </table:table-cell>
          <table:table-cell office:value-type="float" office:value="0.620159772881005" calcext:value-type="float">
            <text:p>0.62015977288100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45.8862" calcext:value-type="float">
            <text:p>1245.8862</text:p>
          </table:table-cell>
          <table:table-cell office:value-type="float" office:value="785.25336" calcext:value-type="float">
            <text:p>785.25336</text:p>
          </table:table-cell>
          <table:table-cell office:value-type="float" office:value="148474.516197982" calcext:value-type="float">
            <text:p>148474.516197982</text:p>
          </table:table-cell>
          <table:table-cell office:value-type="float" office:value="294.337212925842" calcext:value-type="float">
            <text:p>294.34</text:p>
          </table:table-cell>
          <table:table-cell office:value-type="float" office:value="1.23333662753217E+017" calcext:value-type="float">
            <text:p>1.233E+17</text:p>
          </table:table-cell>
          <table:table-cell office:value-type="float" office:value="385.323910752995" calcext:value-type="float">
            <text:p>385.32</text:p>
          </table:table-cell>
          <table:table-cell office:value-type="float" office:value="0.765012555917419" calcext:value-type="float">
            <text:p>0.76501255591741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03.9985" calcext:value-type="float">
            <text:p>2003.9985</text:p>
          </table:table-cell>
          <table:table-cell office:value-type="float" office:value="1158.6085" calcext:value-type="float">
            <text:p>1158.6085</text:p>
          </table:table-cell>
          <table:table-cell office:value-type="float" office:value="163406.801033712" calcext:value-type="float">
            <text:p>163406.801033712</text:p>
          </table:table-cell>
          <table:table-cell office:value-type="float" office:value="306.926199225164" calcext:value-type="float">
            <text:p>306.93</text:p>
          </table:table-cell>
          <table:table-cell office:value-type="float" office:value="1.3546084264461E+015" calcext:value-type="float">
            <text:p>1.355E+15</text:p>
          </table:table-cell>
          <table:table-cell office:value-type="float" office:value="404.236070921079" calcext:value-type="float">
            <text:p>404.24</text:p>
          </table:table-cell>
          <table:table-cell office:value-type="float" office:value="0.878339318388615" calcext:value-type="float">
            <text:p>0.87833931838861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36.1597" calcext:value-type="float">
            <text:p>936.1597</text:p>
          </table:table-cell>
          <table:table-cell office:value-type="float" office:value="466.99454" calcext:value-type="float">
            <text:p>466.99454</text:p>
          </table:table-cell>
          <table:table-cell office:value-type="float" office:value="66465.9909603406" calcext:value-type="float">
            <text:p>66465.9909603406</text:p>
          </table:table-cell>
          <table:table-cell office:value-type="float" office:value="190.216004985836" calcext:value-type="float">
            <text:p>190.22</text:p>
          </table:table-cell>
          <table:table-cell office:value-type="float" office:value="7566164447176324" calcext:value-type="float">
            <text:p>7.566E+15</text:p>
          </table:table-cell>
          <table:table-cell office:value-type="float" office:value="257.809990032079" calcext:value-type="float">
            <text:p>257.81</text:p>
          </table:table-cell>
          <table:table-cell office:value-type="float" office:value="0.696794895978076" calcext:value-type="float">
            <text:p>0.69679489597807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23.7529" calcext:value-type="float">
            <text:p>1623.7529</text:p>
          </table:table-cell>
          <table:table-cell office:value-type="float" office:value="812.9235" calcext:value-type="float">
            <text:p>812.9235</text:p>
          </table:table-cell>
          <table:table-cell office:value-type="float" office:value="166539.484695817" calcext:value-type="float">
            <text:p>166539.484695817</text:p>
          </table:table-cell>
          <table:table-cell office:value-type="float" office:value="314.793582627133" calcext:value-type="float">
            <text:p>314.79</text:p>
          </table:table-cell>
          <table:table-cell office:value-type="float" office:value="4.66961154591919E+016" calcext:value-type="float">
            <text:p>4.670E+16</text:p>
          </table:table-cell>
          <table:table-cell office:value-type="float" office:value="408.092495270149" calcext:value-type="float">
            <text:p>408.09</text:p>
          </table:table-cell>
          <table:table-cell office:value-type="float" office:value="0.754010796412253" calcext:value-type="float">
            <text:p>0.75401079641225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75.9386" calcext:value-type="float">
            <text:p>1075.9386</text:p>
          </table:table-cell>
          <table:table-cell office:value-type="float" office:value="603.3736" calcext:value-type="float">
            <text:p>603.3736</text:p>
          </table:table-cell>
          <table:table-cell office:value-type="float" office:value="116093.14606527" calcext:value-type="float">
            <text:p>116093.14606527</text:p>
          </table:table-cell>
          <table:table-cell office:value-type="float" office:value="247.219057970346" calcext:value-type="float">
            <text:p>247.22</text:p>
          </table:table-cell>
          <table:table-cell office:value-type="float" office:value="1.13167498129473E+016" calcext:value-type="float">
            <text:p>1.132E+16</text:p>
          </table:table-cell>
          <table:table-cell office:value-type="float" office:value="340.724443011166" calcext:value-type="float">
            <text:p>340.72</text:p>
          </table:table-cell>
          <table:table-cell office:value-type="float" office:value="0.682617096292613" calcext:value-type="float">
            <text:p>0.6826170962926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63.7129" calcext:value-type="float">
            <text:p>1263.7129</text:p>
          </table:table-cell>
          <table:table-cell office:value-type="float" office:value="717.3163" calcext:value-type="float">
            <text:p>717.3163</text:p>
          </table:table-cell>
          <table:table-cell office:value-type="float" office:value="129014.19172673" calcext:value-type="float">
            <text:p>129014.19172673</text:p>
          </table:table-cell>
          <table:table-cell office:value-type="float" office:value="276.089909435477" calcext:value-type="float">
            <text:p>276.09</text:p>
          </table:table-cell>
          <table:table-cell office:value-type="float" office:value="1.61104273672112E+017" calcext:value-type="float">
            <text:p>1.611E+17</text:p>
          </table:table-cell>
          <table:table-cell office:value-type="float" office:value="359.185455895321" calcext:value-type="float">
            <text:p>359.19</text:p>
          </table:table-cell>
          <table:table-cell office:value-type="float" office:value="0.753262770152945" calcext:value-type="float">
            <text:p>0.75326277015294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03.2482" calcext:value-type="float">
            <text:p>1103.2482</text:p>
          </table:table-cell>
          <table:table-cell office:value-type="float" office:value="462.70746" calcext:value-type="float">
            <text:p>462.70746</text:p>
          </table:table-cell>
          <table:table-cell office:value-type="float" office:value="110627.645221088" calcext:value-type="float">
            <text:p>110627.645221088</text:p>
          </table:table-cell>
          <table:table-cell office:value-type="float" office:value="251.211825313403" calcext:value-type="float">
            <text:p>251.21</text:p>
          </table:table-cell>
          <table:table-cell office:value-type="float" office:value="0.271924235112505" calcext:value-type="float">
            <text:p>2.719E-01</text:p>
          </table:table-cell>
          <table:table-cell office:value-type="float" office:value="332.607343907328" calcext:value-type="float">
            <text:p>332.61</text:p>
          </table:table-cell>
          <table:table-cell office:value-type="float" office:value="0.48985196973196" calcext:value-type="float">
            <text:p>0.4898519697319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05.252" calcext:value-type="float">
            <text:p>1105.252</text:p>
          </table:table-cell>
          <table:table-cell office:value-type="float" office:value="530.36554" calcext:value-type="float">
            <text:p>530.36554</text:p>
          </table:table-cell>
          <table:table-cell office:value-type="float" office:value="139310.67266722" calcext:value-type="float">
            <text:p>139310.67266722</text:p>
          </table:table-cell>
          <table:table-cell office:value-type="float" office:value="281.145227564817" calcext:value-type="float">
            <text:p>281.15</text:p>
          </table:table-cell>
          <table:table-cell office:value-type="float" office:value="1.39640963718491E+016" calcext:value-type="float">
            <text:p>1.396E+16</text:p>
          </table:table-cell>
          <table:table-cell office:value-type="float" office:value="373.243449597203" calcext:value-type="float">
            <text:p>373.24</text:p>
          </table:table-cell>
          <table:table-cell office:value-type="float" office:value="0.507402921228321" calcext:value-type="float">
            <text:p>0.5074029212283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30.3748" calcext:value-type="float">
            <text:p>1730.3748</text:p>
          </table:table-cell>
          <table:table-cell office:value-type="float" office:value="691.2465" calcext:value-type="float">
            <text:p>691.2465</text:p>
          </table:table-cell>
          <table:table-cell office:value-type="float" office:value="166417.123671723" calcext:value-type="float">
            <text:p>166417.123671723</text:p>
          </table:table-cell>
          <table:table-cell office:value-type="float" office:value="316.983639700215" calcext:value-type="float">
            <text:p>316.98</text:p>
          </table:table-cell>
          <table:table-cell office:value-type="float" office:value="3.13274930942425E+016" calcext:value-type="float">
            <text:p>3.133E+16</text:p>
          </table:table-cell>
          <table:table-cell office:value-type="float" office:value="407.94254947446" calcext:value-type="float">
            <text:p>407.94</text:p>
          </table:table-cell>
          <table:table-cell office:value-type="float" office:value="0.654921328101739" calcext:value-type="float">
            <text:p>0.654921328101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035.8331" calcext:value-type="float">
            <text:p>1035.8331</text:p>
          </table:table-cell>
          <table:table-cell office:value-type="float" office:value="547.63226" calcext:value-type="float">
            <text:p>547.63226</text:p>
          </table:table-cell>
          <table:table-cell office:value-type="float" office:value="104290.241994304" calcext:value-type="float">
            <text:p>104290.241994304</text:p>
          </table:table-cell>
          <table:table-cell office:value-type="float" office:value="233.359698361713" calcext:value-type="float">
            <text:p>233.36</text:p>
          </table:table-cell>
          <table:table-cell office:value-type="float" office:value="4.92472413444426E+016" calcext:value-type="float">
            <text:p>4.925E+16</text:p>
          </table:table-cell>
          <table:table-cell office:value-type="float" office:value="310.043920068079" calcext:value-type="float">
            <text:p>310.04</text:p>
          </table:table-cell>
          <table:table-cell office:value-type="float" office:value="0.59850459831589" calcext:value-type="float">
            <text:p>0.59850459831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11.58527" calcext:value-type="float">
            <text:p>511.58527</text:p>
          </table:table-cell>
          <table:table-cell office:value-type="float" office:value="258.4658" calcext:value-type="float">
            <text:p>258.4658</text:p>
          </table:table-cell>
          <table:table-cell office:value-type="float" office:value="49782.1014541144" calcext:value-type="float">
            <text:p>49782.1014541144</text:p>
          </table:table-cell>
          <table:table-cell office:value-type="float" office:value="71.4872903917617" calcext:value-type="float">
            <text:p>71.49</text:p>
          </table:table-cell>
          <table:table-cell office:value-type="float" office:value="6.15074477732629E+016" calcext:value-type="float">
            <text:p>6.151E+16</text:p>
          </table:table-cell>
          <table:table-cell office:value-type="float" office:value="90.3493753333278" calcext:value-type="float">
            <text:p>90.35</text:p>
          </table:table-cell>
          <table:table-cell office:value-type="float" office:value="0.209631652161804" calcext:value-type="float">
            <text:p>0.209631652161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26:42.023922594</dc:date>
    <meta:editing-duration>PT47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